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7" table:default-cell-style-name="ce1"/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Fetches</text:p>
          </table:table-cell>
          <table:table-cell office:value-type="string" calcext:value-type="string">
            <text:p>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table:style-name="Default"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$A3];2)" office:value-type="string" office:string-value="01" calcext:value-type="string">
            <text:p>01</text:p>
          </table:table-cell>
          <table:table-cell office:value-type="string" calcext:value-type="string">
            <text:p>sr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$A4];2)" office:value-type="string" office:string-value="02" calcext:value-type="string">
            <text:p>02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$A5];2)" office:value-type="string" office:string-value="03" calcext:value-type="string">
            <text:p>03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$A6];2)" office:value-type="string" office:string-value="04" calcext:value-type="string">
            <text:p>04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$A7];2)" office:value-type="string" office:string-value="05" calcext:value-type="string">
            <text:p>05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$A8];2)" office:value-type="string" office:string-value="06" calcext:value-type="string">
            <text:p>06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$A9];2)" office:value-type="string" office:string-value="07" calcext:value-type="string">
            <text:p>07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$A10];2)" office:value-type="string" office:string-value="08" calcext:value-type="string">
            <text:p>08</text:p>
          </table:table-cell>
          <table:table-cell office:value-type="string" calcext:value-type="string">
            <text:p>ad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$A11];2)" office:value-type="string" office:string-value="09" calcext:value-type="string">
            <text:p>09</text:p>
          </table:table-cell>
          <table:table-cell office:value-type="string" calcext:value-type="string">
            <text:p>ad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$A12];2)" office:value-type="string" office:string-value="0A" calcext:value-type="string">
            <text:p>0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r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$A13];2)" office:value-type="string" office:string-value="0B" calcext:value-type="string">
            <text:p>0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$A14];2)" office:value-type="string" office:string-value="0C" calcext:value-type="string">
            <text:p>0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$A15];2)" office:value-type="string" office:string-value="0D" calcext:value-type="string">
            <text:p>0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$A16];2)" office:value-type="string" office:string-value="0E" calcext:value-type="string">
            <text:p>0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$A17];2)" office:value-type="string" office:string-value="0F" calcext:value-type="string">
            <text:p>0F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$A18])" office:value-type="string" office:string-value="10" calcext:value-type="string">
            <text:p>10</text:p>
          </table:table-cell>
          <table:table-cell office:value-type="string" calcext:value-type="string">
            <text:p>rl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$A19])" office:value-type="string" office:string-value="11" calcext:value-type="string">
            <text:p>11</text:p>
          </table:table-cell>
          <table:table-cell office:value-type="string" calcext:value-type="string">
            <text:p>rl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$A20])" office:value-type="string" office:string-value="12" calcext:value-type="string">
            <text:p>12</text:p>
          </table:table-cell>
          <table:table-cell office:value-type="string" calcext:value-type="string">
            <text:p>a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$A21])" office:value-type="string" office:string-value="13" calcext:value-type="string">
            <text:p>13</text:p>
          </table:table-cell>
          <table:table-cell office:value-type="string" calcext:value-type="string">
            <text:p>a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$A22])" office:value-type="string" office:string-value="14" calcext:value-type="string">
            <text:p>14</text:p>
          </table:table-cell>
          <table:table-cell office:value-type="string" calcext:value-type="string">
            <text:p>ad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$A23])" office:value-type="string" office:string-value="15" calcext:value-type="string">
            <text:p>15</text:p>
          </table:table-cell>
          <table:table-cell office:value-type="string" calcext:value-type="string">
            <text:p>ad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$A24])" office:value-type="string" office:string-value="16" calcext:value-type="string">
            <text:p>16</text:p>
          </table:table-cell>
          <table:table-cell office:value-type="string" calcext:value-type="string">
            <text:p>ad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$A25])" office:value-type="string" office:string-value="17" calcext:value-type="string">
            <text:p>17</text:p>
          </table:table-cell>
          <table:table-cell office:value-type="string" calcext:value-type="string">
            <text:p>ad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$A26])" office:value-type="string" office:string-value="18" calcext:value-type="string">
            <text:p>18</text:p>
          </table:table-cell>
          <table:table-cell office:value-type="string" calcext:value-type="string">
            <text:p>adc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$A27])" office:value-type="string" office:string-value="19" calcext:value-type="string">
            <text:p>19</text:p>
          </table:table-cell>
          <table:table-cell office:value-type="string" calcext:value-type="string">
            <text:p>adc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$A28])" office:value-type="string" office:string-value="1A" calcext:value-type="string">
            <text:p>1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$A29])" office:value-type="string" office:string-value="1B" calcext:value-type="string">
            <text:p>1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$A30])" office:value-type="string" office:string-value="1C" calcext:value-type="string">
            <text:p>1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$A31])" office:value-type="string" office:string-value="1D" calcext:value-type="string">
            <text:p>1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$A32])" office:value-type="string" office:string-value="1E" calcext:value-type="string">
            <text:p>1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$A33])" office:value-type="string" office:string-value="1F" calcext:value-type="string">
            <text:p>1F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$A34])" office:value-type="string" office:string-value="20" calcext:value-type="string">
            <text:p>20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$A35])" office:value-type="string" office:string-value="21" calcext:value-type="string">
            <text:p>21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$A36])" office:value-type="string" office:string-value="22" calcext:value-type="string">
            <text:p>22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$A37])" office:value-type="string" office:string-value="23" calcext:value-type="string">
            <text:p>23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$A38])" office:value-type="string" office:string-value="24" calcext:value-type="string">
            <text:p>24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$A39])" office:value-type="string" office:string-value="25" calcext:value-type="string">
            <text:p>25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$A40])" office:value-type="string" office:string-value="26" calcext:value-type="string">
            <text:p>26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$A41])" office:value-type="string" office:string-value="27" calcext:value-type="string">
            <text:p>27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$A42])" office:value-type="string" office:string-value="28" calcext:value-type="string">
            <text:p>28</text:p>
          </table:table-cell>
          <table:table-cell office:value-type="string" calcext:value-type="string">
            <text:p>sub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$A43])" office:value-type="string" office:string-value="29" calcext:value-type="string">
            <text:p>29</text:p>
          </table:table-cell>
          <table:table-cell office:value-type="string" calcext:value-type="string">
            <text:p>sub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$A44])" office:value-type="string" office:string-value="2A" calcext:value-type="string">
            <text:p>2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$A45])" office:value-type="string" office:string-value="2B" calcext:value-type="string">
            <text:p>2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$A46])" office:value-type="string" office:string-value="2C" calcext:value-type="string">
            <text:p>2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$A47])" office:value-type="string" office:string-value="2D" calcext:value-type="string">
            <text:p>2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$A48])" office:value-type="string" office:string-value="2E" calcext:value-type="string">
            <text:p>2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$A49])" office:value-type="string" office:string-value="2F" calcext:value-type="string">
            <text:p>2F</text:p>
          </table:table-cell>
          <table:table-cell office:value-type="string" calcext:value-type="string">
            <text:p>at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$A50])" office:value-type="string" office:string-value="30" calcext:value-type="string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$A51])" office:value-type="string" office:string-value="31" calcext:value-type="string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$A52])" office:value-type="string" office:string-value="32" calcext:value-type="string">
            <text:p>32</text:p>
          </table:table-cell>
          <table:table-cell office:value-type="string" calcext:value-type="string">
            <text:p>sb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$A53])" office:value-type="string" office:string-value="33" calcext:value-type="string">
            <text:p>33</text:p>
          </table:table-cell>
          <table:table-cell office:value-type="string" calcext:value-type="string">
            <text:p>sb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$A54])" office:value-type="string" office:string-value="34" calcext:value-type="string">
            <text:p>34</text:p>
          </table:table-cell>
          <table:table-cell office:value-type="string" calcext:value-type="string">
            <text:p>sb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$A55])" office:value-type="string" office:string-value="35" calcext:value-type="string">
            <text:p>35</text:p>
          </table:table-cell>
          <table:table-cell office:value-type="string" calcext:value-type="string">
            <text:p>sb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$A56])" office:value-type="string" office:string-value="36" calcext:value-type="string">
            <text:p>36</text:p>
          </table:table-cell>
          <table:table-cell office:value-type="string" calcext:value-type="string">
            <text:p>sb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$A57])" office:value-type="string" office:string-value="37" calcext:value-type="string">
            <text:p>37</text:p>
          </table:table-cell>
          <table:table-cell office:value-type="string" calcext:value-type="string">
            <text:p>sb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$A58])" office:value-type="string" office:string-value="38" calcext:value-type="string">
            <text:p>38</text:p>
          </table:table-cell>
          <table:table-cell office:value-type="string" calcext:value-type="string">
            <text:p>sbc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$A59])" office:value-type="string" office:string-value="39" calcext:value-type="string">
            <text:p>39</text:p>
          </table:table-cell>
          <table:table-cell office:value-type="string" calcext:value-type="string">
            <text:p>sbc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$A60])" office:value-type="string" office:string-value="3A" calcext:value-type="string">
            <text:p>3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$A61])" office:value-type="string" office:string-value="3B" calcext:value-type="string">
            <text:p>3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$A62])" office:value-type="string" office:string-value="3C" calcext:value-type="string">
            <text:p>3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$A63])" office:value-type="string" office:string-value="3D" calcext:value-type="string">
            <text:p>3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$A64])" office:value-type="string" office:string-value="3E" calcext:value-type="string">
            <text:p>3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$A65])" office:value-type="string" office:string-value="3F" calcext:value-type="string">
            <text:p>3F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$A66])" office:value-type="string" office:string-value="40" calcext:value-type="string">
            <text:p>40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$A67])" office:value-type="string" office:string-value="41" calcext:value-type="string">
            <text:p>4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$A68])" office:value-type="string" office:string-value="42" calcext:value-type="string">
            <text:p>42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$A69])" office:value-type="string" office:string-value="43" calcext:value-type="string">
            <text:p>43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$A70])" office:value-type="string" office:string-value="44" calcext:value-type="string">
            <text:p>44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$A71])" office:value-type="string" office:string-value="45" calcext:value-type="string">
            <text:p>45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$A72])" office:value-type="string" office:string-value="46" calcext:value-type="string">
            <text:p>46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$A73])" office:value-type="string" office:string-value="47" calcext:value-type="string">
            <text:p>47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$A74])" office:value-type="string" office:string-value="48" calcext:value-type="string">
            <text:p>48</text:p>
          </table:table-cell>
          <table:table-cell office:value-type="string" calcext:value-type="string">
            <text:p>or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$A75])" office:value-type="string" office:string-value="49" calcext:value-type="string">
            <text:p>49</text:p>
          </table:table-cell>
          <table:table-cell office:value-type="string" calcext:value-type="string">
            <text:p>or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$A76])" office:value-type="string" office:string-value="4A" calcext:value-type="string">
            <text:p>4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$A77])" office:value-type="string" office:string-value="4B" calcext:value-type="string">
            <text:p>4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$A78])" office:value-type="string" office:string-value="4C" calcext:value-type="string">
            <text:p>4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$A79])" office:value-type="string" office:string-value="4D" calcext:value-type="string">
            <text:p>4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$A80])" office:value-type="string" office:string-value="4E" calcext:value-type="string">
            <text:p>4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$A81])" office:value-type="string" office:string-value="4F" calcext:value-type="string">
            <text:p>4F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$A82])" office:value-type="string" office:string-value="50" calcext:value-type="string">
            <text:p>50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$A83])" office:value-type="string" office:string-value="51" calcext:value-type="string">
            <text:p>51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$A84])" office:value-type="string" office:string-value="52" calcext:value-type="string">
            <text:p>52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$A85])" office:value-type="string" office:string-value="53" calcext:value-type="string">
            <text:p>53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$A86])" office:value-type="string" office:string-value="54" calcext:value-type="string">
            <text:p>54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$A87])" office:value-type="string" office:string-value="55" calcext:value-type="string">
            <text:p>55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$A88])" office:value-type="string" office:string-value="56" calcext:value-type="string">
            <text:p>56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$A89])" office:value-type="string" office:string-value="57" calcext:value-type="string">
            <text:p>57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$A90])" office:value-type="string" office:string-value="58" calcext:value-type="string">
            <text:p>58</text:p>
          </table:table-cell>
          <table:table-cell office:value-type="string" calcext:value-type="string">
            <text:p>an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$A91])" office:value-type="string" office:string-value="59" calcext:value-type="string">
            <text:p>59</text:p>
          </table:table-cell>
          <table:table-cell office:value-type="string" calcext:value-type="string">
            <text:p>an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$A92])" office:value-type="string" office:string-value="5A" calcext:value-type="string">
            <text:p>5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$A93])" office:value-type="string" office:string-value="5B" calcext:value-type="string">
            <text:p>5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$A94])" office:value-type="string" office:string-value="5C" calcext:value-type="string">
            <text:p>5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$A95])" office:value-type="string" office:string-value="5D" calcext:value-type="string">
            <text:p>5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$A96])" office:value-type="string" office:string-value="5E" calcext:value-type="string">
            <text:p>5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$A97])" office:value-type="string" office:string-value="5F" calcext:value-type="string">
            <text:p>5F</text:p>
          </table:table-cell>
          <table:table-cell office:value-type="string" calcext:value-type="string">
            <text:p>wd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$A98])" office:value-type="string" office:string-value="60" calcext:value-type="string">
            <text:p>60</text:p>
          </table:table-cell>
          <table:table-cell office:value-type="string" calcext:value-type="string">
            <text:p>c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$A99])" office:value-type="string" office:string-value="61" calcext:value-type="string">
            <text:p>61</text:p>
          </table:table-cell>
          <table:table-cell office:value-type="string" calcext:value-type="string">
            <text:p>c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$A100])" office:value-type="string" office:string-value="62" calcext:value-type="string">
            <text:p>62</text:p>
          </table:table-cell>
          <table:table-cell office:value-type="string" calcext:value-type="string">
            <text:p>tc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$A101])" office:value-type="string" office:string-value="63" calcext:value-type="string">
            <text:p>63</text:p>
          </table:table-cell>
          <table:table-cell office:value-type="string" calcext:value-type="string">
            <text:p>tc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$A102])" office:value-type="string" office:string-value="64" calcext:value-type="string">
            <text:p>64</text:p>
          </table:table-cell>
          <table:table-cell office:value-type="string" calcext:value-type="string">
            <text:p>t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$A103])" office:value-type="string" office:string-value="65" calcext:value-type="string">
            <text:p>65</text:p>
          </table:table-cell>
          <table:table-cell office:value-type="string" calcext:value-type="string">
            <text:p>t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$A104])" office:value-type="string" office:string-value="66" calcext:value-type="string">
            <text:p>66</text:p>
          </table:table-cell>
          <table:table-cell office:value-type="string" calcext:value-type="string">
            <text:p>t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$A105])" office:value-type="string" office:string-value="67" calcext:value-type="string">
            <text:p>67</text:p>
          </table:table-cell>
          <table:table-cell office:value-type="string" calcext:value-type="string">
            <text:p>t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$A106])" office:value-type="string" office:string-value="68" calcext:value-type="string">
            <text:p>68</text:p>
          </table:table-cell>
          <table:table-cell office:value-type="string" calcext:value-type="string">
            <text:p>tcm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$A107])" office:value-type="string" office:string-value="69" calcext:value-type="string">
            <text:p>69</text:p>
          </table:table-cell>
          <table:table-cell office:value-type="string" calcext:value-type="string">
            <text:p>tcm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$A108])" office:value-type="string" office:string-value="6A" calcext:value-type="string">
            <text:p>6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$A109])" office:value-type="string" office:string-value="6B" calcext:value-type="string">
            <text:p>6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$A110])" office:value-type="string" office:string-value="6C" calcext:value-type="string">
            <text:p>6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$A111])" office:value-type="string" office:string-value="6D" calcext:value-type="string">
            <text:p>6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$A112])" office:value-type="string" office:string-value="6E" calcext:value-type="string">
            <text:p>6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$A113])" office:value-type="string" office:string-value="6F" calcext:value-type="string">
            <text:p>6F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$A114])" office:value-type="string" office:string-value="70" calcext:value-type="string">
            <text:p>70</text:p>
          </table:table-cell>
          <table:table-cell office:value-type="string" calcext:value-type="string">
            <text:p>pu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$A115])" office:value-type="string" office:string-value="71" calcext:value-type="string">
            <text:p>71</text:p>
          </table:table-cell>
          <table:table-cell office:value-type="string" calcext:value-type="string">
            <text:p>pu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$A116])" office:value-type="string" office:string-value="72" calcext:value-type="string">
            <text:p>72</text:p>
          </table:table-cell>
          <table:table-cell office:value-type="string" calcext:value-type="string">
            <text:p>t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$A117])" office:value-type="string" office:string-value="73" calcext:value-type="string">
            <text:p>73</text:p>
          </table:table-cell>
          <table:table-cell office:value-type="string" calcext:value-type="string">
            <text:p>t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$A118])" office:value-type="string" office:string-value="74" calcext:value-type="string">
            <text:p>74</text:p>
          </table:table-cell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$A119])" office:value-type="string" office:string-value="75" calcext:value-type="string">
            <text:p>75</text:p>
          </table:table-cell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$A120])" office:value-type="string" office:string-value="76" calcext:value-type="string">
            <text:p>76</text:p>
          </table:table-cell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$A121])" office:value-type="string" office:string-value="77" calcext:value-type="string">
            <text:p>77</text:p>
          </table:table-cell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$A122])" office:value-type="string" office:string-value="78" calcext:value-type="string">
            <text:p>78</text:p>
          </table:table-cell>
          <table:table-cell office:value-type="string" calcext:value-type="string">
            <text:p>tm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$A123])" office:value-type="string" office:string-value="79" calcext:value-type="string">
            <text:p>79</text:p>
          </table:table-cell>
          <table:table-cell office:value-type="string" calcext:value-type="string">
            <text:p>tm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$A124])" office:value-type="string" office:string-value="7A" calcext:value-type="string">
            <text:p>7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$A125])" office:value-type="string" office:string-value="7B" calcext:value-type="string">
            <text:p>7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$A126])" office:value-type="string" office:string-value="7C" calcext:value-type="string">
            <text:p>7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$A127])" office:value-type="string" office:string-value="7D" calcext:value-type="string">
            <text:p>7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$A128])" office:value-type="string" office:string-value="7E" calcext:value-type="string">
            <text:p>7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$A129])" office:value-type="string" office:string-value="7F" calcext:value-type="string">
            <text:p>7F</text:p>
          </table:table-cell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$A130])" office:value-type="string" office:string-value="80" calcext:value-type="string">
            <text:p>80</text:p>
          </table:table-cell>
          <table:table-cell office:value-type="string" calcext:value-type="string">
            <text:p>dec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$A131])" office:value-type="string" office:string-value="81" calcext:value-type="string">
            <text:p>81</text:p>
          </table:table-cell>
          <table:table-cell office:value-type="string" calcext:value-type="string">
            <text:p>dec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$A132])" office:value-type="string" office:string-value="82" calcext:value-type="string">
            <text:p>82</text:p>
          </table:table-cell>
          <table:table-cell office:value-type="string" calcext:value-type="string">
            <text:p>l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$A133])" office:value-type="string" office:string-value="83" calcext:value-type="string">
            <text:p>83</text:p>
          </table:table-cell>
          <table:table-cell office:value-type="string" calcext:value-type="string">
            <text:p>lde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$A134])" office:value-type="string" office:string-value="84" calcext:value-type="string">
            <text:p>84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$A135])" office:value-type="string" office:string-value="85" calcext:value-type="string">
            <text:p>85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$A136])" office:value-type="string" office:string-value="86" calcext:value-type="string">
            <text:p>86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$A137])" office:value-type="string" office:string-value="87" calcext:value-type="string">
            <text:p>87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$A138])" office:value-type="string" office:string-value="88" calcext:value-type="string">
            <text:p>88</text:p>
          </table:table-cell>
          <table:table-cell office:value-type="string" calcext:value-type="string">
            <text:p>ld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ry</text:p>
          </table:table-cell>
          <table:table-cell office:value-type="string" calcext:value-type="string">
            <text:p>RA</text:p>
          </table:table-cell>
          <table:table-cell table:style-name="Default"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$A139])" office:value-type="string" office:string-value="89" calcext:value-type="string">
            <text:p>89</text:p>
          </table:table-cell>
          <table:table-cell office:value-type="string" calcext:value-type="string">
            <text:p>ld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A</text:p>
          </table:table-cell>
          <table:table-cell table:style-name="Default"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$A140])" office:value-type="string" office:string-value="8A" calcext:value-type="string">
            <text:p>8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$A141])" office:value-type="string" office:string-value="8B" calcext:value-type="string">
            <text:p>8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$A142])" office:value-type="string" office:string-value="8C" calcext:value-type="string">
            <text:p>8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$A143])" office:value-type="string" office:string-value="8D" calcext:value-type="string">
            <text:p>8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$A144])" office:value-type="string" office:string-value="8E" calcext:value-type="string">
            <text:p>8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$A145])" office:value-type="string" office:string-value="8F" calcext:value-type="string">
            <text:p>8F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$A146])" office:value-type="string" office:string-value="90" calcext:value-type="string">
            <text:p>90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$A147])" office:value-type="string" office:string-value="91" calcext:value-type="string">
            <text:p>91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$A148])" office:value-type="string" office:string-value="92" calcext:value-type="string">
            <text:p>92</text:p>
          </table:table-cell>
          <table:table-cell office:value-type="string" calcext:value-type="string">
            <text:p>l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Ir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$A149])" office:value-type="string" office:string-value="93" calcext:value-type="string">
            <text:p>93</text:p>
          </table:table-cell>
          <table:table-cell office:value-type="string" calcext:value-type="string">
            <text:p>lde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r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$A150])" office:value-type="string" office:string-value="94" calcext:value-type="string">
            <text:p>94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$A151])" office:value-type="string" office:string-value="95" calcext:value-type="string">
            <text:p>95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$A152])" office:value-type="string" office:string-value="96" calcext:value-type="string">
            <text:p>96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IR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$A153])" office:value-type="string" office:string-value="97" calcext:value-type="string">
            <text:p>97</text:p>
          </table:table-cell>
          <table:table-cell office:value-type="string" calcext:value-type="string">
            <text:p>ld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R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$A154])" office:value-type="string" office:string-value="98" calcext:value-type="string">
            <text:p>98</text:p>
          </table:table-cell>
          <table:table-cell office:value-type="string" calcext:value-type="string">
            <text:p>le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A</text:p>
          </table:table-cell>
          <table:table-cell table:style-name="Default"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$A155])" office:value-type="string" office:string-value="99" calcext:value-type="string">
            <text:p>99</text:p>
          </table:table-cell>
          <table:table-cell office:value-type="string" calcext:value-type="string">
            <text:p>le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x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RA</text:p>
          </table:table-cell>
          <table:table-cell table:style-name="Default"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$A156])" office:value-type="string" office:string-value="9A" calcext:value-type="string">
            <text:p>9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$A157])" office:value-type="string" office:string-value="9B" calcext:value-type="string">
            <text:p>9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$A158])" office:value-type="string" office:string-value="9C" calcext:value-type="string">
            <text:p>9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$A159])" office:value-type="string" office:string-value="9D" calcext:value-type="string">
            <text:p>9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$A160])" office:value-type="string" office:string-value="9E" calcext:value-type="string">
            <text:p>9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$A161])" office:value-type="string" office:string-value="9F" calcext:value-type="string">
            <text:p>9F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$A162])" office:value-type="string" office:string-value="A0" calcext:value-type="string">
            <text:p>A0</text:p>
          </table:table-cell>
          <table:table-cell office:value-type="string" calcext:value-type="string">
            <text:p>inc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$A163])" office:value-type="string" office:string-value="A1" calcext:value-type="string">
            <text:p>A1</text:p>
          </table:table-cell>
          <table:table-cell office:value-type="string" calcext:value-type="string">
            <text:p>inc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$A164])" office:value-type="string" office:string-value="A2" calcext:value-type="string">
            <text:p>A2</text:p>
          </table:table-cell>
          <table:table-cell office:value-type="string" calcext:value-type="string">
            <text:p>c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$A165])" office:value-type="string" office:string-value="A3" calcext:value-type="string">
            <text:p>A3</text:p>
          </table:table-cell>
          <table:table-cell office:value-type="string" calcext:value-type="string">
            <text:p>c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$A166])" office:value-type="string" office:string-value="A4" calcext:value-type="string">
            <text:p>A4</text:p>
          </table:table-cell>
          <table:table-cell office:value-type="string" calcext:value-type="string">
            <text:p>c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$A167])" office:value-type="string" office:string-value="A5" calcext:value-type="string">
            <text:p>A5</text:p>
          </table:table-cell>
          <table:table-cell office:value-type="string" calcext:value-type="string">
            <text:p>c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$A168])" office:value-type="string" office:string-value="A6" calcext:value-type="string">
            <text:p>A6</text:p>
          </table:table-cell>
          <table:table-cell office:value-type="string" calcext:value-type="string">
            <text:p>c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$A169])" office:value-type="string" office:string-value="A7" calcext:value-type="string">
            <text:p>A7</text:p>
          </table:table-cell>
          <table:table-cell office:value-type="string" calcext:value-type="string">
            <text:p>c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$A170])" office:value-type="string" office:string-value="A8" calcext:value-type="string">
            <text:p>A8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$A171])" office:value-type="string" office:string-value="A9" calcext:value-type="string">
            <text:p>A9</text:p>
          </table:table-cell>
          <table:table-cell office:value-type="string" calcext:value-type="string">
            <text:p>cp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$A172])" office:value-type="string" office:string-value="AA" calcext:value-type="string">
            <text:p>A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$A173])" office:value-type="string" office:string-value="AB" calcext:value-type="string">
            <text:p>A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$A174])" office:value-type="string" office:string-value="AC" calcext:value-type="string">
            <text:p>A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$A175])" office:value-type="string" office:string-value="AD" calcext:value-type="string">
            <text:p>A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$A176])" office:value-type="string" office:string-value="AE" calcext:value-type="string">
            <text:p>A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$A177])" office:value-type="string" office:string-value="AF" calcext:value-type="string">
            <text:p>AF</text:p>
          </table:table-cell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$A178])" office:value-type="string" office:string-value="B0" calcext:value-type="string">
            <text:p>B0</text:p>
          </table:table-cell>
          <table:table-cell office:value-type="string" calcext:value-type="string">
            <text:p>cl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$A179])" office:value-type="string" office:string-value="B1" calcext:value-type="string">
            <text:p>B1</text:p>
          </table:table-cell>
          <table:table-cell office:value-type="string" calcext:value-type="string">
            <text:p>cl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$A180])" office:value-type="string" office:string-value="B2" calcext:value-type="string">
            <text:p>B2</text:p>
          </table:table-cell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$A181])" office:value-type="string" office:string-value="B3" calcext:value-type="string">
            <text:p>B3</text:p>
          </table:table-cell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$A182])" office:value-type="string" office:string-value="B4" calcext:value-type="string">
            <text:p>B4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$A183])" office:value-type="string" office:string-value="B5" calcext:value-type="string">
            <text:p>B5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$A184])" office:value-type="string" office:string-value="B6" calcext:value-type="string">
            <text:p>B6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$A185])" office:value-type="string" office:string-value="B7" calcext:value-type="string">
            <text:p>B7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$A186])" office:value-type="string" office:string-value="B8" calcext:value-type="string">
            <text:p>B8</text:p>
          </table:table-cell>
          <table:table-cell office:value-type="string" calcext:value-type="string">
            <text:p>xor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$A187])" office:value-type="string" office:string-value="B9" calcext:value-type="string">
            <text:p>B9</text:p>
          </table:table-cell>
          <table:table-cell office:value-type="string" calcext:value-type="string">
            <text:p>xor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$A188])" office:value-type="string" office:string-value="BA" calcext:value-type="string">
            <text:p>B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$A189])" office:value-type="string" office:string-value="BB" calcext:value-type="string">
            <text:p>B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$A190])" office:value-type="string" office:string-value="BC" calcext:value-type="string">
            <text:p>B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$A191])" office:value-type="string" office:string-value="BD" calcext:value-type="string">
            <text:p>B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$A192])" office:value-type="string" office:string-value="BE" calcext:value-type="string">
            <text:p>B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$A193])" office:value-type="string" office:string-value="BF" calcext:value-type="string">
            <text:p>BF</text:p>
          </table:table-cell>
          <table:table-cell office:value-type="string" calcext:value-type="string">
            <text:p>ir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$A194])" office:value-type="string" office:string-value="C0" calcext:value-type="string">
            <text:p>C0</text:p>
          </table:table-cell>
          <table:table-cell office:value-type="string" calcext:value-type="string">
            <text:p>r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$A195])" office:value-type="string" office:string-value="C1" calcext:value-type="string">
            <text:p>C1</text:p>
          </table:table-cell>
          <table:table-cell office:value-type="string" calcext:value-type="string">
            <text:p>r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$A196])" office:value-type="string" office:string-value="C2" calcext:value-type="string">
            <text:p>C2</text:p>
          </table:table-cell>
          <table:table-cell office:value-type="string" calcext:value-type="string">
            <text:p>l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$A197])" office:value-type="string" office:string-value="C3" calcext:value-type="string">
            <text:p>C3</text:p>
          </table:table-cell>
          <table:table-cell office:value-type="string" calcext:value-type="string">
            <text:p>ldc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$A198])" office:value-type="string" office:string-value="C4" calcext:value-type="string">
            <text:p>C4</text:p>
          </table:table-cell>
          <table:table-cell office:value-type="string" calcext:value-type="string">
            <text:p>j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$A199])" office:value-type="string" office:string-value="C5" calcext:value-type="string">
            <text:p>C5</text:p>
          </table:table-cell>
          <table:table-cell office:value-type="string" calcext:value-type="string">
            <text:p>l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r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$A200])" office:value-type="string" office:string-value="C6" calcext:value-type="string">
            <text:p>C6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$A201])" office:value-type="string" office:string-value="C7" calcext:value-type="string">
            <text:p>C7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A</text:p>
          </table:table-cell>
          <table:table-cell table:style-name="Default"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$A202])" office:value-type="string" office:string-value="C8" calcext:value-type="string">
            <text:p>C8</text:p>
          </table:table-cell>
          <table:table-cell office:value-type="string" calcext:value-type="string">
            <text:p>push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$A203])" office:value-type="string" office:string-value="C9" calcext:value-type="string">
            <text:p>C9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$A204])" office:value-type="string" office:string-value="CA" calcext:value-type="string">
            <text:p>C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$A205])" office:value-type="string" office:string-value="CB" calcext:value-type="string">
            <text:p>C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$A206])" office:value-type="string" office:string-value="CC" calcext:value-type="string">
            <text:p>C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$A207])" office:value-type="string" office:string-value="CD" calcext:value-type="string">
            <text:p>C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$A208])" office:value-type="string" office:string-value="CE" calcext:value-type="string">
            <text:p>C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$A209])" office:value-type="string" office:string-value="CF" calcext:value-type="string">
            <text:p>CF</text:p>
          </table:table-cell>
          <table:table-cell office:value-type="string" calcext:value-type="string">
            <text:p>rc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$A210])" office:value-type="string" office:string-value="D0" calcext:value-type="string">
            <text:p>D0</text:p>
          </table:table-cell>
          <table:table-cell office:value-type="string" calcext:value-type="string">
            <text:p>s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$A211])" office:value-type="string" office:string-value="D1" calcext:value-type="string">
            <text:p>D1</text:p>
          </table:table-cell>
          <table:table-cell office:value-type="string" calcext:value-type="string">
            <text:p>s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$A212])" office:value-type="string" office:string-value="D2" calcext:value-type="string">
            <text:p>D2</text:p>
          </table:table-cell>
          <table:table-cell office:value-type="string" calcext:value-type="string">
            <text:p>l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Ir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$A213])" office:value-type="string" office:string-value="D3" calcext:value-type="string">
            <text:p>D3</text:p>
          </table:table-cell>
          <table:table-cell office:value-type="string" calcext:value-type="string">
            <text:p>ldc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r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$A214])" office:value-type="string" office:string-value="D4" calcext:value-type="string">
            <text:p>D4</text:p>
          </table:table-cell>
          <table:table-cell office:value-type="string" calcext:value-type="string">
            <text:p>c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$A215])" office:value-type="string" office:string-value="D5" calcext:value-type="string">
            <text:p>D5</text:p>
          </table:table-cell>
          <table:table-cell office:value-type="string" calcext:value-type="string">
            <text:p>bsw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$A216])" office:value-type="string" office:string-value="D6" calcext:value-type="string">
            <text:p>D6</text:p>
          </table:table-cell>
          <table:table-cell office:value-type="string" calcext:value-type="string">
            <text:p>ca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$A217])" office:value-type="string" office:string-value="D7" calcext:value-type="string">
            <text:p>D7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A</text:p>
          </table:table-cell>
          <table:table-cell table:style-name="Default"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$A218])" office:value-type="string" office:string-value="D8" calcext:value-type="string">
            <text:p>D8</text:p>
          </table:table-cell>
          <table:table-cell office:value-type="string" calcext:value-type="string">
            <text:p>pop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$A219])" office:value-type="string" office:string-value="D9" calcext:value-type="string">
            <text:p>D9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$A220])" office:value-type="string" office:string-value="DA" calcext:value-type="string">
            <text:p>D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$A221])" office:value-type="string" office:string-value="DB" calcext:value-type="string">
            <text:p>D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$A222])" office:value-type="string" office:string-value="DC" calcext:value-type="string">
            <text:p>D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$A223])" office:value-type="string" office:string-value="DD" calcext:value-type="string">
            <text:p>D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$A224])" office:value-type="string" office:string-value="DE" calcext:value-type="string">
            <text:p>D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$A225])" office:value-type="string" office:string-value="DF" calcext:value-type="string">
            <text:p>DF</text:p>
          </table:table-cell>
          <table:table-cell office:value-type="string" calcext:value-type="string">
            <text:p>sc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$A226])" office:value-type="string" office:string-value="E0" calcext:value-type="string">
            <text:p>E0</text:p>
          </table:table-cell>
          <table:table-cell office:value-type="string" calcext:value-type="string">
            <text:p>r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$A227])" office:value-type="string" office:string-value="E1" calcext:value-type="string">
            <text:p>E1</text:p>
          </table:table-cell>
          <table:table-cell office:value-type="string" calcext:value-type="string">
            <text:p>rr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$A228])" office:value-type="string" office:string-value="E2" calcext:value-type="string">
            <text:p>E2</text:p>
          </table:table-cell>
          <table:table-cell office:value-type="string" calcext:value-type="string">
            <text:p>b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_b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$A229])" office:value-type="string" office:string-value="E3" calcext:value-type="string">
            <text:p>E3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$A230])" office:value-type="string" office:string-value="E4" calcext:value-type="string">
            <text:p>E4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$A231])" office:value-type="string" office:string-value="E5" calcext:value-type="string">
            <text:p>E5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$A232])" office:value-type="string" office:string-value="E6" calcext:value-type="string">
            <text:p>E6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$A233])" office:value-type="string" office:string-value="E7" calcext:value-type="string">
            <text:p>E7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$A234])" office:value-type="string" office:string-value="E8" calcext:value-type="string">
            <text:p>E8</text:p>
          </table:table-cell>
          <table:table-cell office:value-type="string" calcext:value-type="string">
            <text:p>l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$A235])" office:value-type="string" office:string-value="E9" calcext:value-type="string">
            <text:p>E9</text:p>
          </table:table-cell>
          <table:table-cell office:value-type="string" calcext:value-type="string">
            <text:p>l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$A236])" office:value-type="string" office:string-value="EA" calcext:value-type="string">
            <text:p>E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$A237])" office:value-type="string" office:string-value="EB" calcext:value-type="string">
            <text:p>E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$A238])" office:value-type="string" office:string-value="EC" calcext:value-type="string">
            <text:p>E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$A239])" office:value-type="string" office:string-value="ED" calcext:value-type="string">
            <text:p>E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$A240])" office:value-type="string" office:string-value="EE" calcext:value-type="string">
            <text:p>E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$A241])" office:value-type="string" office:string-value="EF" calcext:value-type="string">
            <text:p>EF</text:p>
          </table:table-cell>
          <table:table-cell office:value-type="string" calcext:value-type="string">
            <text:p>cc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$A242])" office:value-type="string" office:string-value="F0" calcext:value-type="string">
            <text:p>F0</text:p>
          </table:table-cell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$A243])" office:value-type="string" office:string-value="F1" calcext:value-type="string">
            <text:p>F1</text:p>
          </table:table-cell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$A244])" office:value-type="string" office:string-value="F2" calcext:value-type="string">
            <text:p>F2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$A245])" office:value-type="string" office:string-value="F3" calcext:value-type="string">
            <text:p>F3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$A246])" office:value-type="string" office:string-value="F4" calcext:value-type="string">
            <text:p>F4</text:p>
          </table:table-cell>
          <table:table-cell office:value-type="string" calcext:value-type="string">
            <text:p>m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$A247])" office:value-type="string" office:string-value="F5" calcext:value-type="string">
            <text:p>F5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$A248])" office:value-type="string" office:string-value="F6" calcext:value-type="string">
            <text:p>F6</text:p>
          </table:table-cell>
          <table:table-cell office:value-type="string" calcext:value-type="string">
            <text:p>btj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_b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$A249])" office:value-type="string" office:string-value="F7" calcext:value-type="string">
            <text:p>F7</text:p>
          </table:table-cell>
          <table:table-cell office:value-type="string" calcext:value-type="string">
            <text:p>btj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_b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$A250])" office:value-type="string" office:string-value="F8" calcext:value-type="string">
            <text:p>F8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$A251])" office:value-type="string" office:string-value="F9" calcext:value-type="string">
            <text:p>F9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$A252])" office:value-type="string" office:string-value="FA" calcext:value-type="string">
            <text:p>FA</text:p>
          </table:table-cell>
          <table:table-cell office:value-type="string" calcext:value-type="string">
            <text:p>dj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$A253])" office:value-type="string" office:string-value="FB" calcext:value-type="string">
            <text:p>FB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$A254])" office:value-type="string" office:string-value="FC" calcext:value-type="string">
            <text:p>FC</text:p>
          </table:table-cell>
          <table:table-cell office:value-type="string" calcext:value-type="string">
            <text:p>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$A255])" office:value-type="string" office:string-value="FD" calcext:value-type="string">
            <text:p>FD</text:p>
          </table:table-cell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$A256])" office:value-type="string" office:string-value="FE" calcext:value-type="string">
            <text:p>FE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$A257])" office:value-type="string" office:string-value="FF" calcext:value-type="string">
            <text:p>FF</text:p>
          </table:table-cell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F70</text:p>
          </table:table-cell>
          <table:table-cell office:value-type="string" calcext:value-type="string">
            <text:p>pu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FA2</text:p>
          </table:table-cell>
          <table:table-cell office:value-type="string" calcext:value-type="string">
            <text:p>cp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FA3</text:p>
          </table:table-cell>
          <table:table-cell office:value-type="string" calcext:value-type="string">
            <text:p>cp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FA4</text:p>
          </table:table-cell>
          <table:table-cell office:value-type="string" calcext:value-type="string">
            <text:p>cp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FA5</text:p>
          </table:table-cell>
          <table:table-cell office:value-type="string" calcext:value-type="string">
            <text:p>cp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FA6</text:p>
          </table:table-cell>
          <table:table-cell office:value-type="string" calcext:value-type="string">
            <text:p>cp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FA7</text:p>
          </table:table-cell>
          <table:table-cell office:value-type="string" calcext:value-type="string">
            <text:p>cp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x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FA8</text:p>
          </table:table-cell>
          <table:table-cell office:value-type="string" calcext:value-type="string">
            <text:p>cpc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FA9</text:p>
          </table:table-cell>
          <table:table-cell office:value-type="string" calcext:value-type="string">
            <text:p>cpc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FC0</text:p>
          </table:table-cell>
          <table:table-cell office:value-type="string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FC1</text:p>
          </table:table-cell>
          <table:table-cell office:value-type="string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x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FE8</text:p>
          </table:table-cell>
          <table:table-cell office:value-type="string" calcext:value-type="string">
            <text:p>ldw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-</text:p>
          </table:table-cell>
          <table:table-cell table:style-name="Default" table:number-columns-repeated="9"/>
        </table:table-row>
        <table:table-row table:style-name="ro1" table:number-rows-repeated="104830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00/00/00</text:date>, <text:time style:data-style-name="N2" text:time-value="09:27:14.801694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8:06:49.216804594</meta:creation-date>
    <dc:date>2019-07-03T14:15:45.471272577</dc:date>
    <meta:editing-duration>PT20H52M52S</meta:editing-duration>
    <meta:editing-cycles>23</meta:editing-cycles>
    <meta:generator>LibreOffice/6.2.4.2.0$Linux_X86_64 LibreOffice_project/20$Build-2</meta:generator>
    <meta:document-statistic meta:table-count="1" meta:cell-count="2151" meta:object-count="0"/>
  </office:meta>
</office:document-meta>
</file>